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C000000967F414C10F7A7C1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" svg:font-family="Times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2917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4.9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999999" fo:border-right="0.5pt solid #999999" fo:border-top="0.5pt solid #999999" fo:border-bottom="1.5pt solid #666666"/>
    </style:style>
    <style:style style:name="Table1.A2" style:family="table-cell">
      <style:table-cell-properties fo:padding-left="0.0785in" fo:padding-right="0.075in" fo:padding-top="0in" fo:padding-bottom="0in" fo:border="0.5pt solid #999999"/>
    </style:style>
    <style:style style:name="P1" style:family="paragraph" style:parent-style-name="Header">
      <style:paragraph-properties fo:margin-left="-0.0799in" fo:margin-right="0in" fo:text-align="start" style:justify-single-word="false" fo:text-indent="0in" style:auto-text-indent="false"/>
    </style:style>
    <style:style style:name="P2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text-align="start" style:justify-single-word="false" style:writing-mode="lr-tb"/>
    </style:style>
    <style:style style:name="P5" style:family="paragraph" style:parent-style-name="Footer">
      <style:paragraph-properties fo:text-align="start" style:justify-single-word="false" style:writing-mode="lr-tb"/>
    </style:style>
    <style:style style:name="P6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2pt" fo:language="de" fo:country="DE" fo:font-weight="bold" style:font-name-asian="Calibri1" style:font-size-asian="12pt" style:font-weight-asian="bold" style:font-name-complex="Calibri1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11" style:family="paragraph" style:parent-style-name="Standard">
      <style:paragraph-properties fo:margin-top="0in" fo:margin-bottom="0.1665in" loext:contextual-spacing="false" style:line-height-at-least="0.1945in" fo:orphans="0" fo:widows="0"/>
      <style:text-properties fo:color="#000000" style:font-name="Calibri Light" fo:font-size="14pt" fo:font-weight="bold" style:font-size-asian="14pt" style:font-weight-asian="bold" style:font-name-complex="Times" style:font-size-complex="14pt"/>
    </style:style>
    <style:style style:name="P12" style:family="paragraph" style:parent-style-name="Standard">
      <style:paragraph-properties fo:margin-top="0in" fo:margin-bottom="0.1665in" loext:contextual-spacing="false" style:line-height-at-least="0.1945in" fo:orphans="0" fo:widows="0"/>
      <style:text-properties fo:color="#000000" style:font-name="Calibri Light" fo:font-size="14pt" fo:font-weight="bold" style:font-name-asian="MS Mincho" style:font-size-asian="14pt" style:font-weight-asian="bold" style:font-name-complex="MS Mincho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fo:font-size="12pt" officeooo:rsid="0008be9d" officeooo:paragraph-rsid="0008be9d" style:font-name-asian="Calibri1" style:font-size-asian="12pt" style:font-name-complex="Calibri1" style:font-size-complex="12pt"/>
    </style:style>
    <style:style style:name="P14" style:family="paragraph" style:parent-style-name="List_20_Paragraph" style:list-style-name="WWNum1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style:font-size-asian="14pt" style:font-weight-asian="bold" style:font-name-complex="Arial Narrow" style:font-size-complex="14pt"/>
    </style:style>
    <style:style style:name="P15" style:family="paragraph" style:parent-style-name="List_20_Paragraph" style:list-style-name="WWNum2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style:font-size-asian="14pt" style:font-weight-asian="bold" style:font-name-complex="Times" style:font-size-complex="14pt"/>
    </style:style>
    <style:style style:name="P16" style:family="paragraph" style:parent-style-name="List_20_Paragraph" style:list-style-name="WWNum2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officeooo:paragraph-rsid="0008be9d" style:font-size-asian="14pt" style:font-weight-asian="bold" style:font-name-complex="Times" style:font-size-complex="14pt"/>
    </style:style>
    <style:style style:name="P17" style:family="paragraph" style:parent-style-name="List_20_Paragraph" style:list-style-name="WWNum3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style:font-size-asian="14pt" style:font-weight-asian="bold" style:font-name-complex="Times" style:font-size-complex="14pt"/>
    </style:style>
    <style:style style:name="P18" style:family="paragraph" style:parent-style-name="List_20_Paragraph" style:list-style-name="WWNum4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style:font-size-asian="14pt" style:font-weight-asian="bold" style:font-name-complex="Times" style:font-size-complex="14pt"/>
    </style:style>
    <style:style style:name="P19" style:family="paragraph" style:parent-style-name="List_20_Paragraph" style:list-style-name="WWNum3">
      <style:paragraph-properties fo:margin-top="0in" fo:margin-bottom="0.1665in" loext:contextual-spacing="true" style:line-height-at-least="0.1945in" fo:orphans="0" fo:widows="0"/>
      <style:text-properties fo:color="#000000" style:font-name="Calibri Light" fo:font-size="14pt" fo:font-weight="bold" style:font-name-asian="MS Mincho" style:font-size-asian="14pt" style:font-weight-asian="bold" style:font-name-complex="Times" style:font-size-complex="14pt"/>
    </style:style>
    <style:style style:name="T1" style:family="text">
      <style:text-properties officeooo:rsid="0007ab0e"/>
    </style:style>
    <style:style style:name="T2" style:family="text">
      <style:text-properties officeooo:rsid="0008be9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be9d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Titel</text:p>
          </table:table-cell>
          <table:table-cell table:style-name="Table1.A1" office:value-type="string">
            <text:p text:style-name="P10">Daily Scrum</text:p>
          </table:table-cell>
        </table:table-row>
        <table:table-row table:style-name="Table1.1">
          <table:table-cell table:style-name="Table1.A2" office:value-type="string">
            <text:p text:style-name="P9">Date</text:p>
          </table:table-cell>
          <table:table-cell table:style-name="Table1.A2" office:value-type="string">
            <text:p text:style-name="P13">6.12.2018</text:p>
          </table:table-cell>
        </table:table-row>
        <table:table-row table:style-name="Table1.1">
          <table:table-cell table:style-name="Table1.A2" office:value-type="string">
            <text:p text:style-name="P9">Sprint</text:p>
          </table:table-cell>
          <table:table-cell table:style-name="Table1.A2" office:value-type="string">
            <text:p text:style-name="P13">2</text:p>
          </table:table-cell>
        </table:table-row>
        <table:table-row table:style-name="Table1.1">
          <table:table-cell table:style-name="Table1.A2" office:value-type="string">
            <text:p text:style-name="P9">Participants</text:p>
          </table:table-cell>
          <table:table-cell table:style-name="Table1.A2" office:value-type="string">
            <text:p text:style-name="P13">Kanass, Guillaume, Kathi, Pascal</text:p>
          </table:table-cell>
        </table:table-row>
      </table:table>
      <text:p text:style-name="P7"/>
      <text:p text:style-name="P8"/>
      <text:p text:style-name="P8"/>
      <text:list xml:id="list4210523820" text:style-name="WWNum1">
        <text:list-item>
          <text:p text:style-name="P14">What have you done? <text:line-break/></text:p>
        </text:list-item>
      </text:list>
      <text:list xml:id="list4119198233" text:style-name="WWNum2">
        <text:list-item>
          <text:p text:style-name="P15">Anass: <text:span text:style-name="T4">created big picture</text:span></text:p>
        </text:list-item>
        <text:list-item>
          <text:p text:style-name="P16">Guill<text:span text:style-name="T1">a</text:span>ume: <text:span text:style-name="T4">created big picture</text:span></text:p>
        </text:list-item>
        <text:list-item>
          <text:p text:style-name="P16">Kathi: <text:span text:style-name="T4">created big picture, cretaed git repository</text:span></text:p>
        </text:list-item>
        <text:list-item>
          <text:p text:style-name="P16"><text:bookmark-start text:name="__DdeLink__54_1808362614"/>Pascal:<text:bookmark-end text:name="__DdeLink__54_1808362614"/> <text:span text:style-name="T4">created big picture</text:span></text:p>
        </text:list-item>
      </text:list>
      <text:p text:style-name="P11"/>
      <text:p text:style-name="P11"/>
      <text:list xml:id="list135707867846277" text:continue-list="list4210523820" text:style-name="WWNum1">
        <text:list-item>
          <text:p text:style-name="P14">What will you do?<text:line-break/></text:p>
        </text:list-item>
      </text:list>
      <text:list xml:id="list2646116324" text:style-name="WWNum3">
        <text:list-item>
          <text:p text:style-name="P17">Anass: <text:span text:style-name="T4">research example</text:span></text:p>
        </text:list-item>
        <text:list-item>
          <text:p text:style-name="P17">Guill<text:span text:style-name="T1">a</text:span>ume: <text:span text:style-name="T4">verify notebooks</text:span></text:p>
        </text:list-item>
        <text:list-item>
          <text:p text:style-name="P17">Kathi: <text:span text:style-name="T4">digitalize big picture, finish er model</text:span></text:p>
        </text:list-item>
        <text:list-item>
          <text:p text:style-name="P19">Pascal: <text:span text:style-name="T4">profiling</text:span> <text:span text:style-name="T4">cycle data</text:span></text:p>
        </text:list-item>
      </text:list>
      <text:p text:style-name="P12"/>
      <text:p text:style-name="P12"/>
      <text:p text:style-name="P12"/>
      <text:list xml:id="list135706914885481" text:continue-list="list135707867846277" text:style-name="WWNum1">
        <text:list-item>
          <text:p text:style-name="P14">Issues?<text:line-break/><text:bookmark text:name="_GoBack"/></text:p>
        </text:list-item>
      </text:list>
      <text:list xml:id="list582693873" text:style-name="WWNum4">
        <text:list-item>
          <text:p text:style-name="P18">Anass: <text:span text:style-name="T3">-</text:span></text:p>
        </text:list-item>
        <text:list-item>
          <text:p text:style-name="P18">Guill<text:span text:style-name="T1">a</text:span>ume: <text:span text:style-name="T3">-</text:span></text:p>
        </text:list-item>
        <text:list-item>
          <text:p text:style-name="P18">Kathi:<text:span text:style-name="T3"> -</text:span></text:p>
        </text:list-item>
        <text:list-item>
          <text:p text:style-name="P18">Pascal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" svg:font-family="Times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de" fo:country="DE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de" fo:country="DE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951in" fo:margin-left="0in" fo:margin-top="0in" fo:margin-bottom="0in" table:align="left" style:writing-mode="lr-tb"/>
    </style:style>
    <style:style style:name="Table2.A" style:family="table-column">
      <style:table-column-properties style:column-width="3.0604in"/>
    </style:style>
    <style:style style:name="Table2.B" style:family="table-column">
      <style:table-column-properties style:column-width="1.7542in"/>
    </style:style>
    <style:style style:name="Table2.C" style:family="table-column">
      <style:table-column-properties style:column-width="1.48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2951in" fo:margin-left="0in" fo:margin-top="0in" fo:margin-bottom="0in" table:align="left" style:writing-mode="lr-tb"/>
    </style:style>
    <style:style style:name="Table3.A" style:family="table-column">
      <style:table-column-properties style:column-width="2.0979in"/>
    </style:style>
    <style:style style:name="Table3.B" style:family="table-column">
      <style:table-column-properties style:column-width="2.098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fo:text-align="start" style:justify-single-word="false" style:writing-mode="lr-tb"/>
    </style:style>
    <style:style style:name="MP5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6" style:family="paragraph" style:parent-style-name="Footer">
      <style:paragraph-properties fo:text-align="start" style:justify-single-word="false" style:writing-mode="lr-tb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picture" text:anchor-type="as-char" svg:width="2.4236in" svg:height="1.198in" draw:z-index="0"><draw:image xlink:href="Pictures/100002010000012C000000967F414C10F7A7C1C3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5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43:00</meta:creation-date>
    <meta:initial-creator>Franziska Tobisch</meta:initial-creator>
    <dc:language>en-US</dc:language>
    <dc:date>2018-12-06T13:57:05.896093924</dc:date>
    <meta:editing-cycles>5</meta:editing-cycles>
    <meta:editing-duration>PT17M8S</meta:editing-duration>
    <meta:generator>LibreOffice/6.0.6.2$Linux_X86_64 LibreOffice_project/00m0$Build-2</meta:generator>
    <meta:document-statistic meta:table-count="3" meta:image-count="1" meta:object-count="0" meta:page-count="1" meta:paragraph-count="24" meta:word-count="79" meta:character-count="437" meta:non-whitespace-character-count="39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